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6b9" officeooo:paragraph-rsid="0016b6b9"/>
    </style:style>
    <style:style style:name="T1" style:family="text">
      <style:text-properties officeooo:rsid="0014259b"/>
    </style:style>
    <style:style style:name="T2" style:family="text">
      <style:text-properties officeooo:rsid="00181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2">w</text:span>orld from Tik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7:19:13.154340866</meta:creation-date>
    <dc:date>2015-05-31T19:12:34.570874393</dc:date>
    <meta:editing-duration>PT1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4" meta:character-count="22" meta:non-whitespace-character-count="19"/>
  </office:meta>
</office:document-meta>
</file>